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00B961720C1D6022B0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10.1875in" fo:margin-left="-0.2917in" fo:margin-top="0in" fo:margin-bottom="0in" table:align="left"/>
    </style:style>
    <style:style style:name="Table1.A" style:family="table-column">
      <style:table-column-properties style:column-width="10.1875in"/>
    </style:style>
    <style:style style:name="Table1.1" style:family="table-row">
      <style:table-row-properties style:min-row-height="2.2292in" fo:keep-together="auto"/>
    </style:style>
    <style:style style:name="Table1.A1" style:family="table-cell">
      <style:table-cell-properties style:vertical-align="" fo:background-color="#ede8f4" fo:padding="0.0694in" fo:border="1pt solid #000000">
        <style:background-image/>
      </style:table-cell-properties>
    </style:style>
    <style:style style:name="Table2" style:family="table">
      <style:table-properties style:width="11.1979in" fo:margin-left="-0.8042in" fo:margin-top="0in" fo:margin-bottom="0in" table:align="left"/>
    </style:style>
    <style:style style:name="Table2.A" style:family="table-column">
      <style:table-column-properties style:column-width="1.6771in"/>
    </style:style>
    <style:style style:name="Table2.B" style:family="table-column">
      <style:table-column-properties style:column-width="1.8132in"/>
    </style:style>
    <style:style style:name="Table2.C" style:family="table-column">
      <style:table-column-properties style:column-width="5.3222in"/>
    </style:style>
    <style:style style:name="Table2.D" style:family="table-column">
      <style:table-column-properties style:column-width="2.3847in"/>
    </style:style>
    <style:style style:name="Table2.1" style:family="table-row">
      <style:table-row-properties style:min-row-height="0.4674in" fo:keep-together="auto"/>
    </style:style>
    <style:style style:name="Table2.A1" style:family="table-cell">
      <style:table-cell-properties style:vertical-align="middle" fo:padding="0.0299in" fo:border="1pt solid #000000"/>
    </style:style>
    <style:style style:name="Table2.2" style:family="table-row">
      <style:table-row-properties style:min-row-height="0.9417in" fo:keep-together="auto"/>
    </style:style>
    <style:style style:name="P1" style:family="paragraph" style:parent-style-name="Standard">
      <style:text-properties fo:color="#434343" fo:font-size="11.5pt" style:font-size-asian="11.5pt" style:font-size-complex="11.5pt" fo:background-color="#ffffff"/>
    </style:style>
    <style:style style:name="P2" style:family="paragraph" style:parent-style-name="Standard">
      <style:text-properties fo:color="#434343" fo:font-size="11pt" fo:font-weight="bold" style:font-size-asian="11pt" style:font-weight-asian="bold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line-height="100%" fo:orphans="0" fo:widows="0"/>
      <style:text-properties fo:font-size="11pt" style:font-size-asian="11pt" style:font-size-complex="11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>
      <loext:graphic-properties draw:fill="solid" draw:fill-color="#ffffff"/>
      <style:paragraph-properties fo:margin-left="0.5in" fo:margin-right="0in" fo:margin-top="0in" fo:margin-bottom="0.1528in" loext:contextual-spacing="false" fo:line-height="162%" fo:text-indent="-0.25in" style:auto-text-indent="false" fo:background-color="#ffffff"/>
      <style:text-properties fo:color="#271a38" fo:font-size="11pt" style:font-size-asian="11pt" style:font-size-complex="11pt"/>
    </style:style>
    <style:style style:name="P9" style:family="paragraph" style:parent-style-name="Standard">
      <loext:graphic-properties draw:fill="solid" draw:fill-color="#ffffff"/>
      <style:paragraph-properties fo:margin-left="0in" fo:margin-right="0.1665in" fo:margin-top="0.111in" fo:margin-bottom="0.139in" loext:contextual-spacing="false" fo:line-height="100%" fo:text-align="center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P10" style:family="paragraph" style:parent-style-name="Standard">
      <loext:graphic-properties draw:fill="solid" draw:fill-color="#ffffff"/>
      <style:paragraph-properties fo:margin-left="0in" fo:margin-right="0.1665in" fo:margin-top="0.111in" fo:margin-bottom="0.139in" loext:contextual-spacing="false" fo:line-height="100%" fo:text-align="center" style:justify-single-word="false" fo:text-indent="0in" style:auto-text-indent="false" fo:background-color="#ffffff"/>
    </style:style>
    <style:style style:name="P11" style:family="paragraph" style:parent-style-name="Standard">
      <style:paragraph-properties fo:margin-top="0.1665in" fo:margin-bottom="0.1665in" loext:contextual-spacing="false" fo:line-height="100%"/>
    </style:style>
    <style:style style:name="P12" style:family="paragraph" style:parent-style-name="Standard">
      <style:paragraph-properties fo:margin-left="0in" fo:margin-right="0.1945in" fo:margin-top="0.2638in" fo:margin-bottom="0.2083in" loext:contextual-spacing="false" fo:line-height="100%" fo:text-indent="0in" style:auto-text-indent="false"/>
    </style:style>
    <style:style style:name="P13" style:family="paragraph" style:parent-style-name="Standard">
      <loext:graphic-properties draw:fill="solid" draw:fill-color="#ffffff"/>
      <style:paragraph-properties fo:margin-left="0.1665in" fo:margin-right="0.1665in" fo:margin-top="0.111in" fo:margin-bottom="0in" loext:contextual-spacing="false" fo:line-height="100%" fo:text-indent="0in" style:auto-text-indent="false" fo:background-color="#ffffff"/>
    </style:style>
    <style:style style:name="P14" style:family="paragraph" style:parent-style-name="Standard" style:list-style-name="WWNum1">
      <loext:graphic-properties draw:fill="solid" draw:fill-color="#ffffff"/>
      <style:paragraph-properties fo:margin-left="0.5in" fo:margin-right="0.1665in" fo:margin-top="0.111in" fo:margin-bottom="0in" loext:contextual-spacing="false" fo:line-height="100%" fo:text-indent="-0.25in" style:auto-text-indent="false" fo:background-color="#ffffff"/>
    </style:style>
    <style:style style:name="P15" style:family="paragraph" style:parent-style-name="Standard" style:list-style-name="WWNum1">
      <loext:graphic-properties draw:fill="solid" draw:fill-color="#ffffff"/>
      <style:paragraph-properties fo:margin-left="0.5in" fo:margin-right="0.1665in" fo:margin-top="0in" fo:margin-bottom="0in" loext:contextual-spacing="false" fo:line-height="100%" fo:text-indent="-0.25in" style:auto-text-indent="false" fo:background-color="#ffffff"/>
    </style:style>
    <style:style style:name="P16" style:family="paragraph" style:parent-style-name="Standard" style:list-style-name="WWNum1">
      <loext:graphic-properties draw:fill="solid" draw:fill-color="#ffffff"/>
      <style:paragraph-properties fo:margin-left="0.5in" fo:margin-right="0.1665in" fo:margin-top="0in" fo:margin-bottom="0in" loext:contextual-spacing="false" fo:line-height="100%" fo:text-indent="-0.25in" style:auto-text-indent="false" fo:background-color="#ffffff"/>
    </style:style>
    <style:style style:name="P17" style:family="paragraph" style:parent-style-name="Standard">
      <style:paragraph-properties fo:margin-left="0in" fo:margin-right="-0.8335in" fo:text-indent="0in" style:auto-text-indent="false"/>
    </style:style>
    <style:style style:name="P18" style:family="paragraph" style:parent-style-name="Heading_20_1" style:master-page-name="Standard">
      <style:paragraph-properties style:page-number="1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style:text-underline-style="none" style:font-size-asian="11pt" style:font-size-complex="11pt"/>
    </style:style>
    <style:style style:name="T5" style:family="text">
      <style:text-properties fo:color="#271a38" fo:font-size="11pt" fo:font-weight="bold" style:font-size-asian="11pt" style:font-weight-asian="bold" style:font-size-complex="11pt"/>
    </style:style>
    <style:style style:name="T6" style:family="text">
      <style:text-properties fo:color="#271a38" style:font-name="Inter" fo:font-weight="bold" style:font-name-asian="Inter1" style:font-weight-asian="bold" style:font-name-complex="Inter1"/>
    </style:style>
    <style:style style:name="T7" style:family="text">
      <style:text-properties fo:color="#271a38" style:font-name="Inter" style:font-name-asian="Inter1" style:font-name-complex="Inter1"/>
    </style:style>
    <style:style style:name="T8" style:family="text">
      <style:text-properties fo:font-weight="bold" style:font-weight-asian="bold" fo:background-color="#ffffff"/>
    </style:style>
    <style:style style:name="fr1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j6h6p5kpranp"/><text:span text:style-name="T1">Auto-évaluation </text:span><draw:frame draw:style-name="fr1" draw:name="image1.png" text:anchor-type="char" svg:x="0in" svg:y="0.8228in" svg:width="9.6929in" svg:height="0.0693in" draw:z-index="0"><draw:image xlink:href="Pictures/10000201000006400000000B961720C1D6022B04.png" xlink:type="simple" xlink:show="embed" xlink:actuate="onLoad" loext:mime-type="image/png"/></draw:frame></text:p>
      <text:p text:style-name="Standard"/>
      <text:p text:style-name="Heading_20_1"><text:bookmark text:name="_6l53eqmwc31f"/>Créez la page d’accueil d’une agence de voyage avec HTML et CSS</text:p>
      <text:p text:style-name="P1"/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/>
            <text:p text:style-name="Standard"><text:span text:style-name="T3">Un dernier doute avant l’envoi de vos livrables ? </text:span></text:p>
            <text:p text:style-name="P3"/>
            <text:p text:style-name="Standard"><text:span text:style-name="T3">Pour vérifier la qualité de votre travail : </text:span></text:p>
            <text:list xml:id="list859006825" text:style-name="WWNum2">
              <text:list-item>
                <text:p text:style-name="P7"><text:span text:style-name="T3">cochez les cases de cette auto-évaluation pour chaque indicateur de réussite que vous avez respecté t ;</text:span></text:p>
              </text:list-item>
              <text:list-item>
                <text:p text:style-name="P7"><text:span text:style-name="T3">renseignez la colonne Notes avec des indications sur vos livrables si besoin. </text:span></text:p>
              </text:list-item>
            </text:list>
            <text:p text:style-name="P3"/>
            <text:p text:style-name="Standard"><text:span text:style-name="T3">Quand tout est coché, vous pouvez envoyer vos livrables.</text:span></text:p>
            <text:p text:style-name="P3"/>
            <text:p text:style-name="Standard"><text:span text:style-name="T3">Attention : l'examinateur reste décisionnaire.</text:span></text:p>
            <text:p text:style-name="P3"/>
            <text:p text:style-name="Standard"><text:span text:style-name="T3">Bonne réussite !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<text:span text:style-name="T5">Compétences</text:span></text:p>
          </table:table-cell>
          <table:table-cell table:style-name="Table2.A1" office:value-type="string">
            <text:p text:style-name="P10"><text:span text:style-name="T5">Livrables</text:span></text:p>
          </table:table-cell>
          <table:table-cell table:style-name="Table2.A1" office:value-type="string">
            <text:p text:style-name="P10"><text:span text:style-name="T5">Indicateurs de réussite du projet</text:span></text:p>
          </table:table-cell>
          <table:table-cell table:style-name="Table2.A1" office:value-type="string">
            <text:p text:style-name="P10"><text:span text:style-name="T5">Notes</text:span></text:p>
          </table:table-cell>
        </table:table-row>
        <table:table-row table:style-name="Table2.2">
          <table:table-cell table:style-name="Table2.A1" office:value-type="string">
            <text:p text:style-name="P6"><text:span text:style-name="T6">Intégrer du contenu conformément à une maquette avec HTML et CSS</text:span></text:p>
            <text:p text:style-name="P2"/>
            <text:p text:style-name="P4"/>
          </table:table-cell>
          <table:table-cell table:style-name="Table2.A1" office:value-type="string">
            <text:p text:style-name="P11"><text:span text:style-name="T7">Le code HTML du projet</text:span></text:p>
            <text:p text:style-name="P11"><text:span text:style-name="T7">Le code CSS du projet</text:span></text:p>
          </table:table-cell>
          <table:table-cell table:style-name="Table2.A1" office:value-type="string">
            <text:p text:style-name="P12"><text:span text:style-name="T7">Le </text:span><text:span text:style-name="T6">code </text:span><text:span text:style-name="T7">peut être validé si :</text:span></text:p>
            <text:p text:style-name="P13"><text:span text:style-name="T7">❒ Les images, logos, icônes, polices, couleurs et textes sont exactement les bons et disposés aux mêmes endroits que sur la maquette.</text:span></text:p>
            <text:p text:style-name="P13"><text:span text:style-name="T7">❒ Les tailles et distances entre les éléments sont les mêmes que sur la maquette (avec une marge de tolérance de ±10 %).</text:span></text:p>
            <text:p text:style-name="P13"><text:span text:style-name="T7">❒ Les polices sont intégrées via Google Font.</text:span></text:p>
            <text:p text:style-name="P13"><text:span text:style-name="T7">❒ Les icônes sont intégrées via FontAwesome.</text:span></text:p>
            <text:p text:style-name="P13"><text:span text:style-name="T7">❒ Le code HTML ne soulève aucune erreur sur le validateur W3C (il peut soulever des warnings).</text:span></text:p>
            <text:p text:style-name="P13"><text:span text:style-name="T7">❒ La hiérarchie des titres (h1-2-3…) est respectée.</text:span></text:p>
            <text:p text:style-name="P13"><text:span text:style-name="T7">❒ Aucune propriété CSS n’est passée dans le code HTML.</text:span></text:p>
            <text:p text:style-name="P13"><text:span text:style-name="T7">❒ Le code HTML utilise des balises sémantiques en accord avec le type de contenu qu’elles représentent.</text:span></text:p>
            <text:p text:style-name="P13"><text:span text:style-name="T7">❒ Le code HTML et CSS est correctement indenté.</text:span></text:p>
            <text:p text:style-name="P13"><text:span text:style-name="T7">❒ Le projet doit, au moins, comporter les balises `header` , `nav` , `section` , `article` et `footer` .</text:span></text:p>
            <text:p text:style-name="P13"><text:span text:style-name="T7">❒ Le fichier contient un dossier “images” qui regroupe toutes les images du projet.</text:span></text:p>
            <text:p text:style-name="P13"><text:span text:style-name="T7">❒ Le site s’affiche bien sur les écrans de 1 025 px à 1 440 px.</text:span></text:p>
            <text:p text:style-name="P13"><text:span text:style-name="T7">❒ La largeur maximale de la page est de 1 440 px.</text:span></text:p>
            <text:p text:style-name="P13"><text:span text:style-name="T7">❒ Les images ne sont pas déformées.</text:span></text:p>
            <text:p text:style-name="P13"><text:span text:style-name="T7">❒ Le code CSS est dans un ou plusieurs fichiers contenus dans un dossier CSS.</text:span></text:p>
            <text:p text:style-name="P13"><text:span text:style-name="T7">❒ Je suis capable d’expliquer les notions clés liées à l’activité : </text:span></text:p>
            <text:list xml:id="list1501064295" text:style-name="WWNum1">
              <text:list-item>
                <text:p text:style-name="P14"><text:span text:style-name="T7">le web sémantique ;</text:span></text:p>
              </text:list-item>
              <text:list-item>
                <text:p text:style-name="P15"><text:span text:style-name="T7">la spécificité en CSS ;</text:span></text:p>
              </text:list-item>
              <text:list-item>
                <text:p text:style-name="P15"><text:span text:style-name="T7">l’étude et le découpage de maquette ;</text:span></text:p>
              </text:list-item>
              <text:list-item>
                <text:p text:style-name="P15"><text:span text:style-name="T7">le principe de la hiérarchie des titres.</text:span></text:p>
              </text:list-item>
            </text:list>
          </table:table-cell>
          <table:table-cell table:style-name="Table2.A1" office:value-type="string">
            <text:p text:style-name="P8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style:font-name="Montserrat" fo:font-family="Montserrat" style:font-family-generic="roman" style:font-pitch="variable" fo:font-size="14pt" style:font-name-asian="Montserrat1" style:font-family-asian="Montserrat" style:font-family-generic-asian="system" style:font-pitch-asian="variable" style:font-size-asian="14pt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loext:graphic-properties draw:fill="solid" draw:fill-color="#ffffff"/>
      <style:paragraph-properties fo:margin-top="0in" fo:margin-bottom="0.1528in" loext:contextual-spacing="false" fo:line-height="100%" fo:keep-together="always" fo:background-color="#ffffff" fo:keep-with-next="always"/>
      <style:text-properties style:font-name="Montserrat" fo:font-family="Montserrat" style:font-family-generic="roman" style:font-pitch="variable" fo:font-size="26pt" style:font-name-asian="Montserrat1" style:font-family-asian="Montserrat" style:font-family-generic-asian="system" style:font-pitch-asian="variable" style:font-size-asian="26pt" style:font-name-complex="Montserrat1" style:font-family-complex="Montserrat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Inter" fo:font-family="Inter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1" meta:paragraph-count="37" meta:word-count="357" meta:character-count="1961" meta:non-whitespace-character-count="1642"/>
    <meta:generator>LibreOfficeDev/6.0.5.2$Linux_X86_64 LibreOffice_project/</meta:generator>
  </office:meta>
</office:document-meta>
</file>